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981" officeooo:paragraph-rsid="000da981"/>
    </style:style>
    <style:style style:name="T1" style:family="text">
      <style:text-properties officeooo:rsid="000ecb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emo is not to show off ui features of the browser but to demonstrate the real-time communication achieved. The demo has interactive resume(mine). You can select a section of the resume on the phone and the browser will nav and zoom to that section, in real-time. I also included a console that has images that you can zoom, replace and nav with images off your phone. Pretty neat, You should give it a try.</text:p>
      <text:p text:style-name="P1"></text:p>
      <text:p text:style-name="P1">how are we able to communicate?</text:p>
      <text:p text:style-name="P1"/>
      <text:p text:style-name="P1">I created a few ways to log into the server. We can use the common user <text:span text:style-name="T1">n</text:span>ame and password, but why would I want the user to have to log in twice and then again per each device. I'm guessing in most cases the phone is personal and should be able to store credentials without many concerns. Then the browser is just the opposite. It might be shared between co-workers, hotel residents or other shopping consumers etc.. We might never know the software installed and running along side the browser. It could be key logging or anything. While writing the communication I decided to give the browser a login that uses scannable codes. This way the browser or the computer the browser is running on will never have your user name and password enter into its keyboard cache or into its memory. I do this by using a random GUID that gets shared between browser and the server. When the phone scans this code <text:span text:style-name="T1">off the browser screen</text:span> it then ask the server to login that particular browser session via my communication. The phone then provides its credentials <text:span text:style-name="T1">for that particular GUID. The login then happens. It gets a little more complicated handling the session stuff. I will not share that part of the login for security reas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06:38:50.912947048</meta:creation-date>
    <dc:date>2015-01-13T07:35:38.181934433</dc:date>
    <meta:editing-duration>PT24M56S</meta:editing-duration>
    <meta:editing-cycles>1</meta:editing-cycles>
    <meta:document-statistic meta:table-count="0" meta:image-count="0" meta:object-count="0" meta:page-count="1" meta:paragraph-count="4" meta:word-count="299" meta:character-count="1667" meta:non-whitespace-character-count="1368"/>
    <meta:generator>LibreOffice/4.2.7.2$Linux_X86_64 LibreOffice_project/420m0$Build-2</meta:generator>
  </office:meta>
</office:document-meta>
</file>